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445in"/>
    </style:style>
    <style:style style:name="co2" style:family="table-column">
      <style:table-column-properties fo:break-before="auto" style:column-width="0.66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1.4717in" fo:break-before="auto" style:use-optimal-row-height="fals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PageStyle_5f_Линейное_20_программирование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style:font-size-asian="24pt" style:font-size-complex="24pt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c2fabd" style:cell-protect="protected" style:print-content="true" style:diagonal-bl-tr="none" style:diagonal-tl-br="none" style:text-align-source="value-type" style:repeat-content="false" fo:wrap-option="no-wrap" fo:border-left="1.76pt double-thin #808080" style:border-line-width-left="0.0071in 0.0102in 0.0071in" style:direction="ltr" fo:border-right="none" style:rotation-angle="0" style:rotation-align="none" style:shrink-to-fit="false" fo:border-top="1.76pt double-thin #808080" style:border-line-width-top="0.0071in 0.0102in 0.0071in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order-bottom="none" fo:background-color="#c2fabd" style:cell-protect="protected" style:print-content="true" style:diagonal-bl-tr="none" style:diagonal-tl-br="none" style:text-align-source="value-type" style:repeat-content="false" fo:wrap-option="no-wrap" fo:border-left="1.76pt double-thin #808080" style:border-line-width-left="0.0071in 0.0102in 0.0071in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order-bottom="1.76pt double-thin #808080" style:border-line-width-bottom="0.0071in 0.0102in 0.0071in" fo:background-color="#c2fabd" style:cell-protect="protected" style:print-content="true" style:diagonal-bl-tr="none" style:diagonal-tl-br="none" style:text-align-source="value-type" style:repeat-content="false" fo:wrap-option="no-wrap" fo:border-left="1.76pt double-thin #808080" style:border-line-width-left="0.0071in 0.0102in 0.0071in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dash-dot #808080" style:direction="ltr" fo:border-right="none" style:rotation-angle="0" style:rotation-align="none" style:shrink-to-fit="false" fo:border-top="0.74pt dash-dot #808080" style:vertical-align="bottom" loext:vertical-justify="auto"/>
      <style:paragraph-properties css3t:text-justify="auto" fo:margin-left="0in" style:writing-mode="page"/>
      <style:text-properties fo:color="#4169e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dash-dot #80808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4169e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dash-dot #808080" style:cell-protect="protected" style:print-content="true" style:diagonal-bl-tr="none" style:diagonal-tl-br="none" style:text-align-source="value-type" style:repeat-content="false" fo:wrap-option="no-wrap" fo:border-left="0.74pt dash-dot #80808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4169e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c2fab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fo:border-bottom="none" fo:background-color="#c2fabd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808080" style:border-line-width-top="0.0071in 0.0102in 0.0071in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fo:border-bottom="1.76pt double-thin #808080" style:border-line-width-bottom="0.0071in 0.0102in 0.0071in" fo:background-color="#c2fabd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ash-dot #808080" style:vertical-align="bottom" loext:vertical-justify="auto"/>
      <style:paragraph-properties css3t:text-justify="auto" fo:margin-left="0in" style:writing-mode="page"/>
      <style:text-properties fo:color="#4169e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169e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ash-dot #80808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4169e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c2fabd" style:cell-protect="protected" style:print-content="true" style:diagonal-bl-tr="none" style:diagonal-tl-br="none" style:text-align-source="value-type" style:repeat-content="false" fo:wrap-option="no-wrap" fo:border-left="none" style:direction="ltr" fo:border-right="1.76pt double-thin #808080" style:border-line-width-right="0.0071in 0.0102in 0.0071in" style:rotation-angle="0" style:rotation-align="none" style:shrink-to-fit="false" fo:border-top="1.76pt double-thin #808080" style:border-line-width-top="0.0071in 0.0102in 0.0071in" style:vertical-align="bottom" loext:vertical-justify="auto"/>
      <style:paragraph-properties css3t:text-justify="auto" fo:margin-left="0in" style:writing-mode="page"/>
    </style:style>
    <style:style style:name="ce17" style:family="table-cell" style:parent-style-name="Default">
      <style:table-cell-properties fo:border-bottom="none" fo:background-color="#c2fabd" style:cell-protect="protected" style:print-content="true" style:diagonal-bl-tr="none" style:diagonal-tl-br="none" style:text-align-source="value-type" style:repeat-content="false" fo:wrap-option="no-wrap" fo:border-left="none" style:direction="ltr" fo:border-right="1.76pt double-thin #808080" style:border-line-width-right="0.0071in 0.0102in 0.0071in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order-bottom="1.76pt double-thin #808080" style:border-line-width-bottom="0.0071in 0.0102in 0.0071in" fo:background-color="#c2fabd" style:cell-protect="protected" style:print-content="true" style:diagonal-bl-tr="none" style:diagonal-tl-br="none" style:text-align-source="value-type" style:repeat-content="false" fo:wrap-option="no-wrap" fo:border-left="none" style:direction="ltr" fo:border-right="1.76pt double-thin #808080" style:border-line-width-right="0.0071in 0.0102in 0.0071in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dash-dot #808080" style:rotation-angle="0" style:rotation-align="none" style:shrink-to-fit="false" fo:border-top="0.74pt dash-dot #808080" style:vertical-align="bottom" loext:vertical-justify="auto"/>
      <style:paragraph-properties css3t:text-justify="auto" fo:margin-left="0in" style:writing-mode="page"/>
      <style:text-properties fo:color="#4169e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dash-dot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4169e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dash-dot #808080" style:cell-protect="protected" style:print-content="true" style:diagonal-bl-tr="none" style:diagonal-tl-br="none" style:text-align-source="value-type" style:repeat-content="false" fo:wrap-option="no-wrap" fo:border-left="none" style:direction="ltr" fo:border-right="0.74pt dash-dot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4169e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нейное программирование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office:value-type="string" calcext:value-type="string">
            <text:p>Поставщики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Поставщики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D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Искомый план</text:p>
          </table:table-cell>
          <table:table-cell table:number-columns-repeated="10"/>
          <table:table-cell office:value-type="string" calcext:value-type="string">
            <text:p>Искомый план</text:p>
          </table:table-cell>
          <table:table-cell table:number-columns-repeated="16372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formula="of:=SUM([.B7:.F7])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formula="of:=SUM([.M7:.Q7])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65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formula="of:=SUM([.B8:.F8])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4"/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formula="of:=SUM([.M8:.Q8])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65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SUM([.B9:.F9])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4"/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SUM([.M9:.Q9])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65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formula="of:=SUM([.B10:.F10])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4"/>
          <table:table-cell table:style-name="ce9" office:value-type="float" office:value="20" calcext:value-type="float">
            <text:p>2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formula="of:=SUM([.M10:.Q10])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65"/>
        </table:table-row>
        <table:table-row table:style-name="ro1">
          <table:table-cell/>
          <table:table-cell table:formula="of:=SUM([.B7:.B10])" office:value-type="float" office:value="20" calcext:value-type="float">
            <text:p>20</text:p>
          </table:table-cell>
          <table:table-cell table:formula="of:=SUM([.C7:.C10])" office:value-type="float" office:value="20" calcext:value-type="float">
            <text:p>20</text:p>
          </table:table-cell>
          <table:table-cell table:formula="of:=SUM([.D7:.D10])" office:value-type="float" office:value="40" calcext:value-type="float">
            <text:p>40</text:p>
          </table:table-cell>
          <table:table-cell table:formula="of:=SUM([.E7:.E10])" office:value-type="float" office:value="20" calcext:value-type="float">
            <text:p>20</text:p>
          </table:table-cell>
          <table:table-cell table:formula="of:=SUM([.F7:.F10])" office:value-type="float" office:value="20" calcext:value-type="float">
            <text:p>20</text:p>
          </table:table-cell>
          <table:table-cell table:number-columns-repeated="6"/>
          <table:table-cell table:formula="of:=SUM([.M7:.M10])" office:value-type="float" office:value="20" calcext:value-type="float">
            <text:p>20</text:p>
          </table:table-cell>
          <table:table-cell table:formula="of:=SUM([.N7:.N10])" office:value-type="float" office:value="20" calcext:value-type="float">
            <text:p>20</text:p>
          </table:table-cell>
          <table:table-cell table:formula="of:=SUM([.O7:.O10])" office:value-type="float" office:value="40" calcext:value-type="float">
            <text:p>40</text:p>
          </table:table-cell>
          <table:table-cell table:formula="of:=SUM([.P7:.P10])" office:value-type="float" office:value="20" calcext:value-type="float">
            <text:p>20</text:p>
          </table:table-cell>
          <table:table-cell table:formula="of:=SUM([.Q7:.Q10])"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/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number-columns-repeated="6"/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Функция цели</text:p>
          </table:table-cell>
          <table:table-cell/>
          <table:table-cell table:style-name="ce14" table:formula="of:=SUMPRODUCT([.B2:.F5];[.B7:.F10])" office:value-type="float" office:value="320" calcext:value-type="float">
            <text:p>320</text:p>
          </table:table-cell>
          <table:table-cell table:number-columns-repeated="8"/>
          <table:table-cell office:value-type="string" calcext:value-type="string">
            <text:p>Функция цели</text:p>
          </table:table-cell>
          <table:table-cell/>
          <table:table-cell table:style-name="ce14" table:formula="of:=SUMPRODUCT([.M2:.Q5];[.M7:.Q10])" office:value-type="float" office:value="320" calcext:value-type="float">
            <text:p>320</text:p>
          </table:table-cell>
          <table:table-cell table:number-columns-repeated="16370"/>
        </table:table-row>
        <table:table-row table:style-name="ro2">
          <table:table-cell table:number-columns-repeated="16"/>
          <table:table-cell office:value-type="string" calcext:value-type="string">
            <text:p>X42 &lt;= </text:p>
          </table:table-cell>
          <table:table-cell office:value-type="float" office:value="10" calcext:value-type="float">
            <text:p>10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1. Перейдите к ячейке C13</text:p>
          </table:table-cell>
          <table:table-cell table:number-columns-repeated="15"/>
          <table:table-cell office:value-type="string" calcext:value-type="string">
            <text:p>X23 &gt;= </text:p>
          </table:table-cell>
          <table:table-cell office:value-type="float" office:value="20" calcext:value-type="float">
            <text:p>20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2. Выполните команду &lt;Сервис / Поиск решения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3. Нажмите &lt;Параметры&gt;. Отметьте &lt;Линейная модель&gt;, &lt;Неотрицательные значения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4. В диалоговом окне укажите: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в поле &lt;Равной&gt;: минимальному значению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в поле &lt;изменяя ячейки&gt;: B7:F1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Поле &lt;Ограничения&gt; должно иметь следующее содержание: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7:G10&lt;=H7:H1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11:F11=B12:F1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Нажмите на кнопку &lt;Выполнить&gt;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1" office:value-type="string" calcext:value-type="string" table:number-columns-spanned="6" table:number-rows-spanned="1">
            <text:p>Мат модель: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2" office:value-type="string" calcext:value-type="string">
            <text:p>Ограничения по запасам: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x11 + x12 + x13 + x14 ≤ 20 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x21 + x22 + x23 + x24 ≤ 40 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x31 + x32 + x33 + x34 ≤ 20 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x41 + x42 + x43 + x44 ≤ 40 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Ограничения по потребностям: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x11 + x21 + x31 + x41 = 20 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x12 + x22 + x32 + x42 = 20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x13 + x23 + x33 + x43 = 40 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x14 + x24 + x34 + x44 = 20 </text:p>
          </table:table-cell>
          <table:table-cell table:number-columns-repeated="16383"/>
        </table:table-row>
        <table:table-row table:style-name="ro4">
          <table:table-cell table:style-name="ce3" office:value-type="string" calcext:value-type="string" table:number-columns-spanned="6" table:number-rows-spanned="1">
            <text:p>Целевая функция: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table:style-name="ce2" office:value-type="string" calcext:value-type="string" table:number-columns-spanned="6" table:number-rows-spanned="1">
            <text:p>2x11 + 2x12 + 3x13 + 4x14 + 4x21 + 5x22 + 4x23 + 7x24 + 6x31 + 7x32 + 3x33 + 5x34 + 3x41 + 5x42 + 7x43 + 4x44 → min</text:p>
          </table:table-cell>
          <table:covered-table-cell table:number-columns-repeated="5"/>
          <table:table-cell table:style-name="ce22" office:value-type="string" calcext:value-type="string" table:number-columns-spanned="4" table:number-rows-spanned="1">
            <text:p>AKE затраты на перевозки</text:p>
          </table:table-cell>
          <table:covered-table-cell table:number-columns-repeated="3"/>
          <table:table-cell table:number-columns-repeated="16374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Линейное_20_программирование" style:display-name="PageStyle_Линейное программирование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meta:creation-date>2022-10-18T17:01:00</meta:creation-date>
    <dc:date>2022-10-18T20:22:59.362438869</dc:date>
    <dc:title>Untitled Spreadsheet</dc:title>
    <dc:description>math.semestr.ru/transp/index.php</dc:description>
    <dc:subject>Транспортная задача в MS Excel</dc:subject>
    <meta:generator>LibreOffice/7.4.0.3$Linux_X86_64 LibreOffice_project/f85e47c08ddd19c015c0114a68350214f7066f5a</meta:generator>
    <meta:editing-duration>PT20M15S</meta:editing-duration>
    <meta:editing-cycles>4</meta:editing-cycles>
    <meta:document-statistic meta:table-count="1" meta:cell-count="170" meta:object-count="0"/>
    <meta:user-defined meta:name="AppVersion">12.0000</meta:user-defined>
    <meta:user-defined meta:name="Company">Microsoft Corporation</meta:user-defined>
  </office:meta>
</office:document-meta>
</file>